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1895" officeooo:paragraph-rsid="000d18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20x240_9.5._time</text:p>
      <text:p text:style-name="P1"/>
      <text:p text:style-name="P1"/>
      <text:p text:style-name="P1">Pre : 5.43903 5.44 (ms)</text:p>
      <text:p text:style-name="P1">SHT : 0.3190</text:p>
      <text:p text:style-name="P1">FLC : 0.0010</text:p>
      <text:p text:style-name="P1">PHT : 10.7180</text:p>
      <text:p text:style-name="P1">rect : 0.2510</text:p>
      <text:p text:style-name="P1">CF : 3.3930</text:p>
      <text:p text:style-name="P1">time : 20.2170</text:p>
      <text:p text:style-name="P1">Pre : 5.42904 5.43 (ms)</text:p>
      <text:p text:style-name="P1">SHT : 0.3160</text:p>
      <text:p text:style-name="P1">FLC : 0.0020</text:p>
      <text:p text:style-name="P1">PHT : 11.6800</text:p>
      <text:p text:style-name="P1">rect : 0.2760</text:p>
      <text:p text:style-name="P1">CF : 3.5020</text:p>
      <text:p text:style-name="P1">time : 21.3030</text:p>
      <text:p text:style-name="P1">Pre : 5.13105 5.13 (ms)</text:p>
      <text:p text:style-name="P1">SHT : 0.3340</text:p>
      <text:p text:style-name="P1">FLC : 0.0010</text:p>
      <text:p text:style-name="P1">PHT : 12.1940</text:p>
      <text:p text:style-name="P1">rect : 0.3170</text:p>
      <text:p text:style-name="P1">CF : 3.4490</text:p>
      <text:p text:style-name="P1">time : 21.5100</text:p>
      <text:p text:style-name="P1">Pre : 5.11806 5.12 (ms)</text:p>
      <text:p text:style-name="P1">SHT : 0.3420</text:p>
      <text:p text:style-name="P1">FLC : 0.0010</text:p>
      <text:p text:style-name="P1">PHT : 11.9510</text:p>
      <text:p text:style-name="P1">rect : 0.2650</text:p>
      <text:p text:style-name="P1">CF : 3.5790</text:p>
      <text:p text:style-name="P1">time : 21.3610</text:p>
      <text:p text:style-name="P1">Pre : 5.17107 5.17 (ms)</text:p>
      <text:p text:style-name="P1">SHT : 0.3810</text:p>
      <text:p text:style-name="P1">FLC : 0.0010</text:p>
      <text:p text:style-name="P1">PHT : 11.4480</text:p>
      <text:p text:style-name="P1">rect : 0.2840</text:p>
      <text:p text:style-name="P1">CF : 3.5230</text:p>
      <text:p text:style-name="P1">time : 20.9060</text:p>
      <text:p text:style-name="P1">Pre : 5.42708 5.43 (ms)</text:p>
      <text:p text:style-name="P1">SHT : 0.3160</text:p>
      <text:p text:style-name="P1">FLC : 0.0010</text:p>
      <text:p text:style-name="P1">PHT : 11.6900</text:p>
      <text:p text:style-name="P1">rect : 0.2540</text:p>
      <text:p text:style-name="P1">CF : 3.5160</text:p>
      <text:p text:style-name="P1">time : 21.3020</text:p>
      <text:p text:style-name="P1">Pre : 5.33209 5.33 (ms)</text:p>
      <text:p text:style-name="P1">SHT : 0.3470</text:p>
      <text:p text:style-name="P1">FLC : 0.0010</text:p>
      <text:p text:style-name="P1">PHT : 12.6530</text:p>
      <text:p text:style-name="P1">rect : 0.3070</text:p>
      <text:p text:style-name="P1">CF : 3.5780</text:p>
      <text:p text:style-name="P1">time : 22.3170</text:p>
      <text:p text:style-name="P1"><text:soft-page-break/>Pre : 5.19300 5.19 (ms)</text:p>
      <text:p text:style-name="P1">SHT : 0.3380</text:p>
      <text:p text:style-name="P1">FLC : 0.0010</text:p>
      <text:p text:style-name="P1">PHT : 12.8210</text:p>
      <text:p text:style-name="P1">rect : 0.3250</text:p>
      <text:p text:style-name="P1">CF : 3.5510</text:p>
      <text:p text:style-name="P1">time : 22.3300</text:p>
      <text:p text:style-name="P1">Pre : 4.56301 4.56 (ms)</text:p>
      <text:p text:style-name="P1">SHT : 0.2680</text:p>
      <text:p text:style-name="P1">FLC : 0.0010</text:p>
      <text:p text:style-name="P1">PHT : 11.4390</text:p>
      <text:p text:style-name="P1">rect : 0.2810</text:p>
      <text:p text:style-name="P1">CF : 3.5910</text:p>
      <text:p text:style-name="P1">time : 20.2360</text:p>
      <text:p text:style-name="P1">Pre : 4.57502 4.58 (ms)</text:p>
      <text:p text:style-name="P1">SHT : 0.2570</text:p>
      <text:p text:style-name="P1">FLC : 0.0010</text:p>
      <text:p text:style-name="P1">PHT : 11.9040</text:p>
      <text:p text:style-name="P1">rect : 0.3400</text:p>
      <text:p text:style-name="P1">CF : 3.4200</text:p>
      <text:p text:style-name="P1">time : 20.5860</text:p>
      <text:p text:style-name="P1">Pre : 4.30203 4.30 (ms)</text:p>
      <text:p text:style-name="P1">SHT : 0.2580</text:p>
      <text:p text:style-name="P1">FLC : 0.0010</text:p>
      <text:p text:style-name="P1">PHT : 10.0070</text:p>
      <text:p text:style-name="P1">rect : 0.2650</text:p>
      <text:p text:style-name="P1">CF : 3.3320</text:p>
      <text:p text:style-name="P1">time : 18.2590</text:p>
      <text:p text:style-name="P1">Pre : 4.35504 4.36 (ms)</text:p>
      <text:p text:style-name="P1">SHT : 0.2790</text:p>
      <text:p text:style-name="P1">FLC : 0.0010</text:p>
      <text:p text:style-name="P1">PHT : 10.5460</text:p>
      <text:p text:style-name="P1">rect : 0.2640</text:p>
      <text:p text:style-name="P1">CF : 3.4080</text:p>
      <text:p text:style-name="P1">time : 18.9460</text:p>
      <text:p text:style-name="P1">Pre : 6.58805 6.59 (ms)</text:p>
      <text:p text:style-name="P1">SHT : 0.3750</text:p>
      <text:p text:style-name="P1">FLC : 0.0020</text:p>
      <text:p text:style-name="P1">PHT : 12.8690</text:p>
      <text:p text:style-name="P1">rect : 0.3030</text:p>
      <text:p text:style-name="P1">CF : 4.0120</text:p>
      <text:p text:style-name="P1">time : 24.2750</text:p>
      <text:p text:style-name="P1">Pre : 7.79706 7.80 (ms)</text:p>
      <text:p text:style-name="P1">SHT : 0.5070</text:p>
      <text:p text:style-name="P1">FLC : 0.0020</text:p>
      <text:p text:style-name="P1">PHT : 17.2660</text:p>
      <text:p text:style-name="P1">rect : 0.3820</text:p>
      <text:p text:style-name="P1">CF : 4.4130</text:p>
      <text:p text:style-name="P1">time : 30.4620</text:p>
      <text:p text:style-name="P1">Pre : 6.13907 6.14 (ms)</text:p>
      <text:p text:style-name="P1">SHT : 0.3580</text:p>
      <text:p text:style-name="P1">FLC : 0.0020</text:p>
      <text:p text:style-name="P1"><text:soft-page-break/>PHT : 14.1400</text:p>
      <text:p text:style-name="P1">rect : 0.3620</text:p>
      <text:p text:style-name="P1">CF : 3.6900</text:p>
      <text:p text:style-name="P1">time : 24.7920</text:p>
      <text:p text:style-name="P1">Pre : 5.83908 5.84 (ms)</text:p>
      <text:p text:style-name="P1">SHT : 0.3430</text:p>
      <text:p text:style-name="P1">FLC : 0.0020</text:p>
      <text:p text:style-name="P1">PHT : 14.0530</text:p>
      <text:p text:style-name="P1">rect : 0.3610</text:p>
      <text:p text:style-name="P1">CF : 3.6660</text:p>
      <text:p text:style-name="P1">time : 24.3550</text:p>
      <text:p text:style-name="P1">Pre : 6.43209 6.43 (ms)</text:p>
      <text:p text:style-name="P1">SHT : 0.3770</text:p>
      <text:p text:style-name="P1">FLC : 0.0020</text:p>
      <text:p text:style-name="P1">PHT : 14.1160</text:p>
      <text:p text:style-name="P1">rect : 0.2710</text:p>
      <text:p text:style-name="P1">CF : 2.3890</text:p>
      <text:p text:style-name="P1">time : 23.7610</text:p>
      <text:p text:style-name="P1">Pre : 6.23700 6.24 (ms)</text:p>
      <text:p text:style-name="P1">SHT : 0.3780</text:p>
      <text:p text:style-name="P1">FLC : 0.0020</text:p>
      <text:p text:style-name="P1">PHT : 13.1200</text:p>
      <text:p text:style-name="P1">rect : 0.3250</text:p>
      <text:p text:style-name="P1">CF : 3.7620</text:p>
      <text:p text:style-name="P1">time : 23.9470</text:p>
      <text:p text:style-name="P1">Pre : 6.46901 6.47 (ms)</text:p>
      <text:p text:style-name="P1">SHT : 0.4560</text:p>
      <text:p text:style-name="P1">FLC : 0.0030</text:p>
      <text:p text:style-name="P1">PHT : 15.8280</text:p>
      <text:p text:style-name="P1">rect : 0.4090</text:p>
      <text:p text:style-name="P1">CF : 3.8330</text:p>
      <text:p text:style-name="P1">time : 27.1130</text:p>
      <text:p text:style-name="P1">Pre : 5.31802 5.32 (ms)</text:p>
      <text:p text:style-name="P1">SHT : 0.3340</text:p>
      <text:p text:style-name="P1">FLC : 0.0020</text:p>
      <text:p text:style-name="P1">PHT : 11.8820</text:p>
      <text:p text:style-name="P1">rect : 0.2700</text:p>
      <text:p text:style-name="P1">CF : 3.2870</text:p>
      <text:p text:style-name="P1">time : 21.2060</text:p>
      <text:p text:style-name="P1">Pre : 4.96003 4.96 (ms)</text:p>
      <text:p text:style-name="P1">SHT : 0.3080</text:p>
      <text:p text:style-name="P1">FLC : 0.0280</text:p>
      <text:p text:style-name="P1">PHT : 11.9520</text:p>
      <text:p text:style-name="P1">rect : 0.3060</text:p>
      <text:p text:style-name="P1">CF : 3.3160</text:p>
      <text:p text:style-name="P1">time : 20.9600</text:p>
      <text:p text:style-name="P1">Pre : 5.90604 5.91 (ms)</text:p>
      <text:p text:style-name="P1">SHT : 0.3780</text:p>
      <text:p text:style-name="P1">FLC : 0.0020</text:p>
      <text:p text:style-name="P1">PHT : 14.7190</text:p>
      <text:p text:style-name="P1">rect : 0.3900</text:p>
      <text:p text:style-name="P1">CF : 3.9550</text:p>
      <text:p text:style-name="P1"><text:soft-page-break/>time : 25.4350</text:p>
      <text:p text:style-name="P1">Pre : 5.93905 5.94 (ms)</text:p>
      <text:p text:style-name="P1">SHT : 0.3780</text:p>
      <text:p text:style-name="P1">FLC : 0.0020</text:p>
      <text:p text:style-name="P1">PHT : 14.9160</text:p>
      <text:p text:style-name="P1">rect : 0.3840</text:p>
      <text:p text:style-name="P1">CF : 3.9190</text:p>
      <text:p text:style-name="P1">time : 25.6600</text:p>
      <text:p text:style-name="P1">Pre : 5.65606 5.66 (ms)</text:p>
      <text:p text:style-name="P1">SHT : 0.3590</text:p>
      <text:p text:style-name="P1">FLC : 0.0020</text:p>
      <text:p text:style-name="P1">PHT : 13.8700</text:p>
      <text:p text:style-name="P1">rect : 0.3500</text:p>
      <text:p text:style-name="P1">CF : 3.7960</text:p>
      <text:p text:style-name="P1">time : 24.1260</text:p>
      <text:p text:style-name="P1">Pre : 6.12207 6.12 (ms)</text:p>
      <text:p text:style-name="P1">SHT : 0.3960</text:p>
      <text:p text:style-name="P1">FLC : 0.0020</text:p>
      <text:p text:style-name="P1">PHT : 13.4080</text:p>
      <text:p text:style-name="P1">rect : 0.3200</text:p>
      <text:p text:style-name="P1">CF : 4.0210</text:p>
      <text:p text:style-name="P1">time : 24.3740</text:p>
      <text:p text:style-name="P1">Pre : 7.65508 7.66 (ms)</text:p>
      <text:p text:style-name="P1">SHT : 0.4500</text:p>
      <text:p text:style-name="P1">FLC : 0.0020</text:p>
      <text:p text:style-name="P1">PHT : 16.0070</text:p>
      <text:p text:style-name="P1">rect : 0.2740</text:p>
      <text:p text:style-name="P1">CF : 2.4840</text:p>
      <text:p text:style-name="P1">time : 26.9790</text:p>
      <text:p text:style-name="P1">Pre : 6.22209 6.22 (ms)</text:p>
      <text:p text:style-name="P1">SHT : 0.3780</text:p>
      <text:p text:style-name="P1">FLC : 0.0020</text:p>
      <text:p text:style-name="P1">PHT : 12.9840</text:p>
      <text:p text:style-name="P1">rect : 0.2900</text:p>
      <text:p text:style-name="P1">CF : 3.7630</text:p>
      <text:p text:style-name="P1">time : 23.7380</text:p>
      <text:p text:style-name="P1">Pre : 6.13000 6.13 (ms)</text:p>
      <text:p text:style-name="P1">SHT : 0.4000</text:p>
      <text:p text:style-name="P1">FLC : 0.0020</text:p>
      <text:p text:style-name="P1">PHT : 12.7260</text:p>
      <text:p text:style-name="P1">rect : 0.3040</text:p>
      <text:p text:style-name="P1">CF : 4.0020</text:p>
      <text:p text:style-name="P1">time : 23.6730</text:p>
      <text:p text:style-name="P1">Pre : 6.17001 6.17 (ms)</text:p>
      <text:p text:style-name="P1">SHT : 0.4030</text:p>
      <text:p text:style-name="P1">FLC : 0.0020</text:p>
      <text:p text:style-name="P1">PHT : 13.8350</text:p>
      <text:p text:style-name="P1">rect : 0.3300</text:p>
      <text:p text:style-name="P1">CF : 3.9340</text:p>
      <text:p text:style-name="P1">time : 24.7780</text:p>
      <text:p text:style-name="P1">Pre : 7.90702 7.91 (ms)</text:p>
      <text:p text:style-name="P1">SHT : 0.5040</text:p>
      <text:p text:style-name="P1"><text:soft-page-break/>FLC : 0.0020</text:p>
      <text:p text:style-name="P1">PHT : 15.6730</text:p>
      <text:p text:style-name="P1">rect : 0.3830</text:p>
      <text:p text:style-name="P1">CF : 3.9810</text:p>
      <text:p text:style-name="P1">time : 28.5550</text:p>
      <text:p text:style-name="P1">Pre : 6.07403 6.07 (ms)</text:p>
      <text:p text:style-name="P1">SHT : 0.3600</text:p>
      <text:p text:style-name="P1">FLC : 0.0020</text:p>
      <text:p text:style-name="P1">PHT : 12.6300</text:p>
      <text:p text:style-name="P1">rect : 0.2950</text:p>
      <text:p text:style-name="P1">CF : 3.5470</text:p>
      <text:p text:style-name="P1">time : 23.0080</text:p>
      <text:p text:style-name="P1">Pre : 5.30404 5.30 (ms)</text:p>
      <text:p text:style-name="P1">SHT : 0.3520</text:p>
      <text:p text:style-name="P1">FLC : 0.0020</text:p>
      <text:p text:style-name="P1">PHT : 12.5950</text:p>
      <text:p text:style-name="P1">rect : 0.2840</text:p>
      <text:p text:style-name="P1">CF : 3.6190</text:p>
      <text:p text:style-name="P1">time : 22.2470</text:p>
      <text:p text:style-name="P1">Pre : 4.85305 4.85 (ms)</text:p>
      <text:p text:style-name="P1">SHT : 0.2880</text:p>
      <text:p text:style-name="P1">FLC : 0.0010</text:p>
      <text:p text:style-name="P1">PHT : 12.9080</text:p>
      <text:p text:style-name="P1">rect : 0.3390</text:p>
      <text:p text:style-name="P1">CF : 3.5700</text:p>
      <text:p text:style-name="P1">time : 22.0660</text:p>
      <text:p text:style-name="P1">Pre : 5.32106 5.32 (ms)</text:p>
      <text:p text:style-name="P1">SHT : 0.3480</text:p>
      <text:p text:style-name="P1">FLC : 0.0010</text:p>
      <text:p text:style-name="P1">PHT : 13.2420</text:p>
      <text:p text:style-name="P1">rect : 0.3160</text:p>
      <text:p text:style-name="P1">CF : 3.5770</text:p>
      <text:p text:style-name="P1">time : 22.9020</text:p>
      <text:p text:style-name="P1">Pre : 4.62907 4.63 (ms)</text:p>
      <text:p text:style-name="P1">SHT : 0.2760</text:p>
      <text:p text:style-name="P1">FLC : 0.0010</text:p>
      <text:p text:style-name="P1">PHT : 10.2140</text:p>
      <text:p text:style-name="P1">rect : 0.2730</text:p>
      <text:p text:style-name="P1">CF : 3.5110</text:p>
      <text:p text:style-name="P1">time : 18.9960</text:p>
      <text:p text:style-name="P1">Pre : 5.15808 5.16 (ms)</text:p>
      <text:p text:style-name="P1">SHT : 0.3340</text:p>
      <text:p text:style-name="P1">FLC : 0.0020</text:p>
      <text:p text:style-name="P1">PHT : 11.2370</text:p>
      <text:p text:style-name="P1">rect : 0.2180</text:p>
      <text:p text:style-name="P1">CF : 2.0500</text:p>
      <text:p text:style-name="P1">time : 19.1040</text:p>
      <text:p text:style-name="P1">Pre : 5.60709 5.61 (ms)</text:p>
      <text:p text:style-name="P1">SHT : 0.3490</text:p>
      <text:p text:style-name="P1">FLC : 0.0020</text:p>
      <text:p text:style-name="P1">PHT : 13.7480</text:p>
      <text:p text:style-name="P1">rect : 0.3580</text:p>
      <text:p text:style-name="P1"><text:soft-page-break/>CF : 3.5580</text:p>
      <text:p text:style-name="P1">time : 23.7240</text:p>
      <text:p text:style-name="P1">Pre : 6.99100 6.99 (ms)</text:p>
      <text:p text:style-name="P1">SHT : 0.4190</text:p>
      <text:p text:style-name="P1">FLC : 0.0010</text:p>
      <text:p text:style-name="P1">PHT : 14.3880</text:p>
      <text:p text:style-name="P1">rect : 0.3000</text:p>
      <text:p text:style-name="P1">CF : 4.1640</text:p>
      <text:p text:style-name="P1">time : 26.3550</text:p>
      <text:p text:style-name="P1">Pre : 6.17901 6.18 (ms)</text:p>
      <text:p text:style-name="P1">SHT : 0.3800</text:p>
      <text:p text:style-name="P1">FLC : 0.0020</text:p>
      <text:p text:style-name="P1">PHT : 12.8880</text:p>
      <text:p text:style-name="P1">rect : 0.2980</text:p>
      <text:p text:style-name="P1">CF : 3.8420</text:p>
      <text:p text:style-name="P1">time : 23.6960</text:p>
      <text:p text:style-name="P1">Pre : 6.16902 6.17 (ms)</text:p>
      <text:p text:style-name="P1">SHT : 0.3660</text:p>
      <text:p text:style-name="P1">FLC : 0.0010</text:p>
      <text:p text:style-name="P1">PHT : 14.3080</text:p>
      <text:p text:style-name="P1">rect : 0.3430</text:p>
      <text:p text:style-name="P1">CF : 3.8270</text:p>
      <text:p text:style-name="P1">time : 25.1100</text:p>
      <text:p text:style-name="P1">Pre : 6.42303 6.42 (ms)</text:p>
      <text:p text:style-name="P1">SHT : 0.3780</text:p>
      <text:p text:style-name="P1">FLC : 0.0010</text:p>
      <text:p text:style-name="P1">PHT : 12.1630</text:p>
      <text:p text:style-name="P1">rect : 0.2140</text:p>
      <text:p text:style-name="P1">CF : 3.8300</text:p>
      <text:p text:style-name="P1">time : 23.1050</text:p>
      <text:p text:style-name="P1">Pre : 5.87004 5.87 (ms)</text:p>
      <text:p text:style-name="P1">SHT : 0.3450</text:p>
      <text:p text:style-name="P1">FLC : 0.0020</text:p>
      <text:p text:style-name="P1">PHT : 13.4270</text:p>
      <text:p text:style-name="P1">rect : 0.3380</text:p>
      <text:p text:style-name="P1">CF : 3.5750</text:p>
      <text:p text:style-name="P1">time : 23.6610</text:p>
      <text:p text:style-name="P1">Pre : 6.70605 6.71 (ms)</text:p>
      <text:p text:style-name="P1">SHT : 0.3960</text:p>
      <text:p text:style-name="P1">FLC : 0.0020</text:p>
      <text:p text:style-name="P1">PHT : 12.7920</text:p>
      <text:p text:style-name="P1">rect : 0.3360</text:p>
      <text:p text:style-name="P1">CF : 4.0720</text:p>
      <text:p text:style-name="P1">time : 24.4080</text:p>
      <text:p text:style-name="P1">Pre : 6.67906 6.68 (ms)</text:p>
      <text:p text:style-name="P1">SHT : 0.3950</text:p>
      <text:p text:style-name="P1">FLC : 0.0010</text:p>
      <text:p text:style-name="P1">PHT : 15.9250</text:p>
      <text:p text:style-name="P1">rect : 0.4030</text:p>
      <text:p text:style-name="P1">CF : 3.8370</text:p>
      <text:p text:style-name="P1">time : 27.3340</text:p>
      <text:p text:style-name="P1">Pre : 5.87407 5.87 (ms)</text:p>
      <text:p text:style-name="P1"><text:soft-page-break/>SHT : 0.3430</text:p>
      <text:p text:style-name="P1">FLC : 0.0010</text:p>
      <text:p text:style-name="P1">PHT : 13.8110</text:p>
      <text:p text:style-name="P1">rect : 0.3150</text:p>
      <text:p text:style-name="P1">CF : 3.5700</text:p>
      <text:p text:style-name="P1">time : 24.0340</text:p>
      <text:p text:style-name="P1">Pre : 6.13608 6.14 (ms)</text:p>
      <text:p text:style-name="P1">SHT : 0.3560</text:p>
      <text:p text:style-name="P1">FLC : 0.0010</text:p>
      <text:p text:style-name="P1">PHT : 14.1840</text:p>
      <text:p text:style-name="P1">rect : 0.3120</text:p>
      <text:p text:style-name="P1">CF : 3.8480</text:p>
      <text:p text:style-name="P1">time : 24.9350</text:p>
      <text:p text:style-name="P1">Pre : 6.38509 6.38 (ms)</text:p>
      <text:p text:style-name="P1">SHT : 0.3790</text:p>
      <text:p text:style-name="P1">FLC : 0.0020</text:p>
      <text:p text:style-name="P1">PHT : 14.8300</text:p>
      <text:p text:style-name="P1">rect : 0.3160</text:p>
      <text:p text:style-name="P1">CF : 3.5470</text:p>
      <text:p text:style-name="P1">time : 25.5540</text:p>
      <text:p text:style-name="P1">Pre : 5.32300 5.32 (ms)</text:p>
      <text:p text:style-name="P1">SHT : 0.3460</text:p>
      <text:p text:style-name="P1">FLC : 0.0010</text:p>
      <text:p text:style-name="P1">PHT : 11.9690</text:p>
      <text:p text:style-name="P1">rect : 0.2690</text:p>
      <text:p text:style-name="P1">CF : 3.4590</text:p>
      <text:p text:style-name="P1">time : 21.4960</text:p>
      <text:p text:style-name="P1">Pre : 5.17401 5.17 (ms)</text:p>
      <text:p text:style-name="P1">SHT : 0.3320</text:p>
      <text:p text:style-name="P1">FLC : 0.0010</text:p>
      <text:p text:style-name="P1">PHT : 12.3120</text:p>
      <text:p text:style-name="P1">rect : 0.3070</text:p>
      <text:p text:style-name="P1">CF : 3.5550</text:p>
      <text:p text:style-name="P1">time : 21.7880</text:p>
      <text:p text:style-name="P1">Pre : 5.14402 5.14 (ms)</text:p>
      <text:p text:style-name="P1">SHT : 0.3360</text:p>
      <text:p text:style-name="P1">FLC : 0.0010</text:p>
      <text:p text:style-name="P1">PHT : 13.0860</text:p>
      <text:p text:style-name="P1">rect : 0.3450</text:p>
      <text:p text:style-name="P1">CF : 3.5590</text:p>
      <text:p text:style-name="P1">time : 22.5630</text:p>
      <text:p text:style-name="P1">Pre : 5.15203 5.15 (ms)</text:p>
      <text:p text:style-name="P1">SHT : 0.3320</text:p>
      <text:p text:style-name="P1">FLC : 0.0010</text:p>
      <text:p text:style-name="P1">PHT : 12.9460</text:p>
      <text:p text:style-name="P1">rect : 0.3320</text:p>
      <text:p text:style-name="P1">CF : 3.5700</text:p>
      <text:p text:style-name="P1">time : 22.4260</text:p>
      <text:p text:style-name="P1">Pre : 5.23304 5.23 (ms)</text:p>
      <text:p text:style-name="P1">SHT : 0.3760</text:p>
      <text:p text:style-name="P1">FLC : 0.0010</text:p>
      <text:p text:style-name="P1">PHT : 13.0140</text:p>
      <text:p text:style-name="P1"><text:soft-page-break/>rect : 0.3430</text:p>
      <text:p text:style-name="P1">CF : 3.5740</text:p>
      <text:p text:style-name="P1">time : 22.6410</text:p>
      <text:p text:style-name="P1">Pre : 4.99105 4.99 (ms)</text:p>
      <text:p text:style-name="P1">SHT : 0.3270</text:p>
      <text:p text:style-name="P1">FLC : 0.0010</text:p>
      <text:p text:style-name="P1">PHT : 12.9100</text:p>
      <text:p text:style-name="P1">rect : 0.3410</text:p>
      <text:p text:style-name="P1">CF : 3.5680</text:p>
      <text:p text:style-name="P1">time : 22.2360</text:p>
      <text:p text:style-name="P1">Pre : 5.16506 5.17 (ms)</text:p>
      <text:p text:style-name="P1">SHT : 0.3400</text:p>
      <text:p text:style-name="P1">FLC : 0.0020</text:p>
      <text:p text:style-name="P1">PHT : 10.8610</text:p>
      <text:p text:style-name="P1">rect : 0.2730</text:p>
      <text:p text:style-name="P1">CF : 3.5220</text:p>
      <text:p text:style-name="P1">time : 20.2600</text:p>
      <text:p text:style-name="P1">Pre : 5.43107 5.43 (ms)</text:p>
      <text:p text:style-name="P1">SHT : 0.3230</text:p>
      <text:p text:style-name="P1">FLC : 0.0010</text:p>
      <text:p text:style-name="P1">PHT : 11.6020</text:p>
      <text:p text:style-name="P1">rect : 0.2840</text:p>
      <text:p text:style-name="P1">CF : 3.5140</text:p>
      <text:p text:style-name="P1">time : 21.2470</text:p>
      <text:p text:style-name="P1">Pre : 5.37208 5.37 (ms)</text:p>
      <text:p text:style-name="P1">SHT : 0.3590</text:p>
      <text:p text:style-name="P1">FLC : 0.0010</text:p>
      <text:p text:style-name="P1">PHT : 12.8170</text:p>
      <text:p text:style-name="P1">rect : 0.3220</text:p>
      <text:p text:style-name="P1">CF : 3.5760</text:p>
      <text:p text:style-name="P1">time : 22.5470</text:p>
      <text:p text:style-name="P1">Pre : 5.15009 5.15 (ms)</text:p>
      <text:p text:style-name="P1">SHT : 0.3340</text:p>
      <text:p text:style-name="P1">FLC : 0.0010</text:p>
      <text:p text:style-name="P1">PHT : 13.2910</text:p>
      <text:p text:style-name="P1">rect : 0.3430</text:p>
      <text:p text:style-name="P1">CF : 3.5730</text:p>
      <text:p text:style-name="P1">time : 22.7890</text:p>
      <text:p text:style-name="P1">Pre : 5.17900 5.18 (ms)</text:p>
      <text:p text:style-name="P1">SHT : 0.3440</text:p>
      <text:p text:style-name="P1">FLC : 0.0010</text:p>
      <text:p text:style-name="P1">PHT : 11.0550</text:p>
      <text:p text:style-name="P1">rect : 0.2530</text:p>
      <text:p text:style-name="P1">CF : 3.5040</text:p>
      <text:p text:style-name="P1">time : 20.4310</text:p>
      <text:p text:style-name="P1">Pre : 5.39101 5.39 (ms)</text:p>
      <text:p text:style-name="P1">SHT : 0.3450</text:p>
      <text:p text:style-name="P1">FLC : 0.0010</text:p>
      <text:p text:style-name="P1">PHT : 13.7600</text:p>
      <text:p text:style-name="P1">rect : 0.3510</text:p>
      <text:p text:style-name="P1">CF : 3.6060</text:p>
      <text:p text:style-name="P1">time : 23.5570</text:p>
      <text:p text:style-name="P1"><text:soft-page-break/>Pre : 6.38802 6.39 (ms)</text:p>
      <text:p text:style-name="P1">SHT : 0.3750</text:p>
      <text:p text:style-name="P1">FLC : 0.0010</text:p>
      <text:p text:style-name="P1">PHT : 14.3490</text:p>
      <text:p text:style-name="P1">rect : 0.3420</text:p>
      <text:p text:style-name="P1">CF : 3.9870</text:p>
      <text:p text:style-name="P1">time : 25.5390</text:p>
      <text:p text:style-name="P1">Pre : 6.16603 6.17 (ms)</text:p>
      <text:p text:style-name="P1">SHT : 0.3840</text:p>
      <text:p text:style-name="P1">FLC : 0.0020</text:p>
      <text:p text:style-name="P1">PHT : 15.1590</text:p>
      <text:p text:style-name="P1">rect : 0.3650</text:p>
      <text:p text:style-name="P1">CF : 3.8230</text:p>
      <text:p text:style-name="P1">time : 25.9970</text:p>
      <text:p text:style-name="P1">Pre : 6.48004 6.48 (ms)</text:p>
      <text:p text:style-name="P1">SHT : 0.3810</text:p>
      <text:p text:style-name="P1">FLC : 0.0010</text:p>
      <text:p text:style-name="P1">PHT : 13.0100</text:p>
      <text:p text:style-name="P1">rect : 0.3230</text:p>
      <text:p text:style-name="P1">CF : 3.9680</text:p>
      <text:p text:style-name="P1">time : 24.2580</text:p>
      <text:p text:style-name="P1">Pre : 6.70705 6.71 (ms)</text:p>
      <text:p text:style-name="P1">SHT : 0.3940</text:p>
      <text:p text:style-name="P1">FLC : 0.0010</text:p>
      <text:p text:style-name="P1">PHT : 13.2910</text:p>
      <text:p text:style-name="P1">rect : 0.2870</text:p>
      <text:p text:style-name="P1">CF : 4.0660</text:p>
      <text:p text:style-name="P1">time : 24.8440</text:p>
      <text:p text:style-name="P1">Pre : 6.77006 6.77 (ms)</text:p>
      <text:p text:style-name="P1">SHT : 0.4080</text:p>
      <text:p text:style-name="P1">FLC : 0.0010</text:p>
      <text:p text:style-name="P1">PHT : 14.2570</text:p>
      <text:p text:style-name="P1">rect : 0.3680</text:p>
      <text:p text:style-name="P1">CF : 4.0030</text:p>
      <text:p text:style-name="P1">time : 25.9120</text:p>
      <text:p text:style-name="P1">Pre : 6.44807 6.45 (ms)</text:p>
      <text:p text:style-name="P1">SHT : 0.3810</text:p>
      <text:p text:style-name="P1">FLC : 0.0020</text:p>
      <text:p text:style-name="P1">PHT : 14.4620</text:p>
      <text:p text:style-name="P1">rect : 0.3460</text:p>
      <text:p text:style-name="P1">CF : 3.9340</text:p>
      <text:p text:style-name="P1">time : 25.6710</text:p>
      <text:p text:style-name="P1">Pre : 6.35508 6.36 (ms)</text:p>
      <text:p text:style-name="P1">SHT : 0.3770</text:p>
      <text:p text:style-name="P1">FLC : 0.0020</text:p>
      <text:p text:style-name="P1">PHT : 14.8740</text:p>
      <text:p text:style-name="P1">rect : 0.3790</text:p>
      <text:p text:style-name="P1">CF : 3.9320</text:p>
      <text:p text:style-name="P1">time : 26.0140</text:p>
      <text:p text:style-name="P1">Pre : 6.13409 6.13 (ms)</text:p>
      <text:p text:style-name="P1">SHT : 0.3530</text:p>
      <text:p text:style-name="P1">FLC : 0.0010</text:p>
      <text:p text:style-name="P1"><text:soft-page-break/>PHT : 13.6880</text:p>
      <text:p text:style-name="P1">rect : 0.3510</text:p>
      <text:p text:style-name="P1">CF : 3.8140</text:p>
      <text:p text:style-name="P1">time : 24.4830</text:p>
      <text:p text:style-name="P1">Pre : 6.76600 6.77 (ms)</text:p>
      <text:p text:style-name="P1">SHT : 0.4160</text:p>
      <text:p text:style-name="P1">FLC : 0.0020</text:p>
      <text:p text:style-name="P1">PHT : 13.8890</text:p>
      <text:p text:style-name="P1">rect : 0.2340</text:p>
      <text:p text:style-name="P1">CF : 3.8810</text:p>
      <text:p text:style-name="P1">time : 25.2900</text:p>
      <text:p text:style-name="P1">Pre : 6.69101 6.69 (ms)</text:p>
      <text:p text:style-name="P1">SHT : 0.3950</text:p>
      <text:p text:style-name="P1">FLC : 0.0020</text:p>
      <text:p text:style-name="P1">PHT : 15.5420</text:p>
      <text:p text:style-name="P1">rect : 0.3930</text:p>
      <text:p text:style-name="P1">CF : 3.9280</text:p>
      <text:p text:style-name="P1">time : 27.0470</text:p>
      <text:p text:style-name="P1">Pre : 5.87702 5.88 (ms)</text:p>
      <text:p text:style-name="P1">SHT : 0.3420</text:p>
      <text:p text:style-name="P1">FLC : 0.0020</text:p>
      <text:p text:style-name="P1">PHT : 11.7200</text:p>
      <text:p text:style-name="P1">rect : 0.2360</text:p>
      <text:p text:style-name="P1">CF : 3.5330</text:p>
      <text:p text:style-name="P1">time : 21.8100</text:p>
      <text:p text:style-name="P1">Pre : 5.19403 5.19 (ms)</text:p>
      <text:p text:style-name="P1">SHT : 0.6840</text:p>
      <text:p text:style-name="P1">FLC : 0.0010</text:p>
      <text:p text:style-name="P1">PHT : 12.1680</text:p>
      <text:p text:style-name="P1">rect : 0.2880</text:p>
      <text:p text:style-name="P1">CF : 3.5140</text:p>
      <text:p text:style-name="P1">time : 21.9460</text:p>
      <text:p text:style-name="P1">Pre : 5.13304 5.13 (ms)</text:p>
      <text:p text:style-name="P1">SHT : 0.3300</text:p>
      <text:p text:style-name="P1">FLC : 0.0020</text:p>
      <text:p text:style-name="P1">PHT : 12.3080</text:p>
      <text:p text:style-name="P1">rect : 0.2930</text:p>
      <text:p text:style-name="P1">CF : 3.5680</text:p>
      <text:p text:style-name="P1">time : 21.7240</text:p>
      <text:p text:style-name="P1">Pre : 5.16105 5.16 (ms)</text:p>
      <text:p text:style-name="P1">SHT : 0.3330</text:p>
      <text:p text:style-name="P1">FLC : 0.0010</text:p>
      <text:p text:style-name="P1">PHT : 11.6190</text:p>
      <text:p text:style-name="P1">rect : 0.2670</text:p>
      <text:p text:style-name="P1">CF : 3.5360</text:p>
      <text:p text:style-name="P1">time : 21.0090</text:p>
      <text:p text:style-name="P1">Pre : 5.45006 5.45 (ms)</text:p>
      <text:p text:style-name="P1">SHT : 0.3320</text:p>
      <text:p text:style-name="P1">FLC : 0.0020</text:p>
      <text:p text:style-name="P1">PHT : 11.8810</text:p>
      <text:p text:style-name="P1">rect : 0.2610</text:p>
      <text:p text:style-name="P1">CF : 3.4570</text:p>
      <text:p text:style-name="P1"><text:soft-page-break/>time : 21.5200</text:p>
      <text:p text:style-name="P1">Pre : 5.82907 5.83 (ms)</text:p>
      <text:p text:style-name="P1">SHT : 0.3470</text:p>
      <text:p text:style-name="P1">FLC : 0.0020</text:p>
      <text:p text:style-name="P1">PHT : 13.6730</text:p>
      <text:p text:style-name="P1">rect : 0.3600</text:p>
      <text:p text:style-name="P1">CF : 3.7060</text:p>
      <text:p text:style-name="P1">time : 24.0350</text:p>
      <text:p text:style-name="P1">Pre : 6.66508 6.67 (ms)</text:p>
      <text:p text:style-name="P1">SHT : 0.3970</text:p>
      <text:p text:style-name="P1">FLC : 0.0010</text:p>
      <text:p text:style-name="P1">PHT : 14.9140</text:p>
      <text:p text:style-name="P1">rect : 0.3770</text:p>
      <text:p text:style-name="P1">CF : 4.0200</text:p>
      <text:p text:style-name="P1">time : 26.4640</text:p>
      <text:p text:style-name="P1">Pre : 6.16809 6.17 (ms)</text:p>
      <text:p text:style-name="P1">SHT : 0.3660</text:p>
      <text:p text:style-name="P1">FLC : 0.0010</text:p>
      <text:p text:style-name="P1">PHT : 14.6480</text:p>
      <text:p text:style-name="P1">rect : 0.3980</text:p>
      <text:p text:style-name="P1">CF : 3.5830</text:p>
      <text:p text:style-name="P1">time : 25.2640</text:p>
      <text:p text:style-name="P1">Pre : 5.36900 5.37 (ms)</text:p>
      <text:p text:style-name="P1">SHT : 0.3460</text:p>
      <text:p text:style-name="P1">FLC : 0.0020</text:p>
      <text:p text:style-name="P1">PHT : 10.6860</text:p>
      <text:p text:style-name="P1">rect : 0.2120</text:p>
      <text:p text:style-name="P1">CF : 3.5110</text:p>
      <text:p text:style-name="P1">time : 20.2190</text:p>
      <text:p text:style-name="P1">Pre : 5.32401 5.32 (ms)</text:p>
      <text:p text:style-name="P1">SHT : 0.3480</text:p>
      <text:p text:style-name="P1">FLC : 0.0010</text:p>
      <text:p text:style-name="P1">PHT : 13.6930</text:p>
      <text:p text:style-name="P1">rect : 0.3510</text:p>
      <text:p text:style-name="P1">CF : 3.5180</text:p>
      <text:p text:style-name="P1">time : 23.3300</text:p>
      <text:p text:style-name="P1">Pre : 5.05202 5.05 (ms)</text:p>
      <text:p text:style-name="P1">SHT : 0.2990</text:p>
      <text:p text:style-name="P1">FLC : 0.0020</text:p>
      <text:p text:style-name="P1">PHT : 12.6500</text:p>
      <text:p text:style-name="P1">rect : 0.3370</text:p>
      <text:p text:style-name="P1">CF : 3.5810</text:p>
      <text:p text:style-name="P1">time : 22.0240</text:p>
      <text:p text:style-name="P1">Pre : 4.47203 4.47 (ms)</text:p>
      <text:p text:style-name="P1">SHT : 0.2660</text:p>
      <text:p text:style-name="P1">FLC : 0.0010</text:p>
      <text:p text:style-name="P1">PHT : 10.9960</text:p>
      <text:p text:style-name="P1">rect : 0.3240</text:p>
      <text:p text:style-name="P1">CF : 3.5540</text:p>
      <text:p text:style-name="P1">time : 19.7110</text:p>
      <text:p text:style-name="P1">Pre : 5.10804 5.11 (ms)</text:p>
      <text:p text:style-name="P1">SHT : 0.3110</text:p>
      <text:p text:style-name="P1"><text:soft-page-break/>FLC : 0.0020</text:p>
      <text:p text:style-name="P1">PHT : 11.6860</text:p>
      <text:p text:style-name="P1">rect : 0.2740</text:p>
      <text:p text:style-name="P1">CF : 3.5210</text:p>
      <text:p text:style-name="P1">time : 20.9970</text:p>
      <text:p text:style-name="P1">Pre : 5.38305 5.38 (ms)</text:p>
      <text:p text:style-name="P1">SHT : 0.3540</text:p>
      <text:p text:style-name="P1">FLC : 0.0020</text:p>
      <text:p text:style-name="P1">PHT : 12.6090</text:p>
      <text:p text:style-name="P1">rect : 0.2800</text:p>
      <text:p text:style-name="P1">CF : 3.5500</text:p>
      <text:p text:style-name="P1">time : 22.2810</text:p>
      <text:p text:style-name="P1">Pre : 4.56506 4.56 (ms)</text:p>
      <text:p text:style-name="P1">SHT : 0.2710</text:p>
      <text:p text:style-name="P1">FLC : 0.0010</text:p>
      <text:p text:style-name="P1">PHT : 11.0480</text:p>
      <text:p text:style-name="P1">rect : 0.3300</text:p>
      <text:p text:style-name="P1">CF : 3.4890</text:p>
      <text:p text:style-name="P1">time : 19.7990</text:p>
      <text:p text:style-name="P1">Pre : 5.30607 5.31 (ms)</text:p>
      <text:p text:style-name="P1">SHT : 0.3540</text:p>
      <text:p text:style-name="P1">FLC : 0.0010</text:p>
      <text:p text:style-name="P1">PHT : 13.7850</text:p>
      <text:p text:style-name="P1">rect : 0.3460</text:p>
      <text:p text:style-name="P1">CF : 3.5680</text:p>
      <text:p text:style-name="P1">time : 23.4570</text:p>
      <text:p text:style-name="P1">Pre : 5.24108 5.24 (ms)</text:p>
      <text:p text:style-name="P1">SHT : 0.3190</text:p>
      <text:p text:style-name="P1">FLC : 0.0010</text:p>
      <text:p text:style-name="P1">PHT : 10.1960</text:p>
      <text:p text:style-name="P1">rect : 0.2430</text:p>
      <text:p text:style-name="P1">CF : 3.4220</text:p>
      <text:p text:style-name="P1">time : 19.5400</text:p>
      <text:p text:style-name="P1">Pre : 5.65909 5.66 (ms)</text:p>
      <text:p text:style-name="P1">SHT : 0.3590</text:p>
      <text:p text:style-name="P1">FLC : 0.0020</text:p>
      <text:p text:style-name="P1">PHT : 14.0530</text:p>
      <text:p text:style-name="P1">rect : 0.2430</text:p>
      <text:p text:style-name="P1">CF : 3.7480</text:p>
      <text:p text:style-name="P1">time : 24.1640</text:p>
      <text:p text:style-name="P1">Pre : 7.37100 7.37 (ms)</text:p>
      <text:p text:style-name="P1">SHT : 0.4400</text:p>
      <text:p text:style-name="P1">FLC : 0.0020</text:p>
      <text:p text:style-name="P1">PHT : 16.4870</text:p>
      <text:p text:style-name="P1">rect : 0.3810</text:p>
      <text:p text:style-name="P1">CF : 4.3920</text:p>
      <text:p text:style-name="P1">time : 29.1850</text:p>
      <text:p text:style-name="P1">Pre : 6.59901 6.60 (ms)</text:p>
      <text:p text:style-name="P1">SHT : 0.4310</text:p>
      <text:p text:style-name="P1">FLC : 0.0030</text:p>
      <text:p text:style-name="P1">PHT : 13.2980</text:p>
      <text:p text:style-name="P1">rect : 0.3050</text:p>
      <text:p text:style-name="P1"><text:soft-page-break/>CF : 3.9310</text:p>
      <text:p text:style-name="P1">time : 24.6670</text:p>
      <text:p text:style-name="P1">Pre : 6.39502 6.39 (ms)</text:p>
      <text:p text:style-name="P1">SHT : 0.3760</text:p>
      <text:p text:style-name="P1">FLC : 0.0020</text:p>
      <text:p text:style-name="P1">PHT : 13.2130</text:p>
      <text:p text:style-name="P1">rect : 0.3140</text:p>
      <text:p text:style-name="P1">CF : 3.9770</text:p>
      <text:p text:style-name="P1">time : 24.3830</text:p>
      <text:p text:style-name="P1">Pre : 6.35903 6.36 (ms)</text:p>
      <text:p text:style-name="P1">SHT : 0.3780</text:p>
      <text:p text:style-name="P1">FLC : 0.0020</text:p>
      <text:p text:style-name="P1">PHT : 14.9110</text:p>
      <text:p text:style-name="P1">rect : 0.3630</text:p>
      <text:p text:style-name="P1">CF : 3.9670</text:p>
      <text:p text:style-name="P1">time : 26.0790</text:p>
      <text:p text:style-name="P1">Pre : 6.35204 6.35 (ms)</text:p>
      <text:p text:style-name="P1">SHT : 0.3760</text:p>
      <text:p text:style-name="P1">FLC : 0.0020</text:p>
      <text:p text:style-name="P1">PHT : 12.9610</text:p>
      <text:p text:style-name="P1">rect : 0.2660</text:p>
      <text:p text:style-name="P1">CF : 3.9300</text:p>
      <text:p text:style-name="P1">time : 23.9900</text:p>
      <text:p text:style-name="P1">Pre : 6.39105 6.39 (ms)</text:p>
      <text:p text:style-name="P1">SHT : 0.3800</text:p>
      <text:p text:style-name="P1">FLC : 0.0010</text:p>
      <text:p text:style-name="P1">PHT : 13.3040</text:p>
      <text:p text:style-name="P1">rect : 0.3240</text:p>
      <text:p text:style-name="P1">CF : 3.8280</text:p>
      <text:p text:style-name="P1">time : 24.3350</text:p>
      <text:p text:style-name="P1">Pre : 6.37606 6.38 (ms)</text:p>
      <text:p text:style-name="P1">SHT : 0.3760</text:p>
      <text:p text:style-name="P1">FLC : 0.0020</text:p>
      <text:p text:style-name="P1">PHT : 12.6770</text:p>
      <text:p text:style-name="P1">rect : 0.2770</text:p>
      <text:p text:style-name="P1">CF : 3.9390</text:p>
      <text:p text:style-name="P1">time : 23.7710</text:p>
      <text:p text:style-name="P1">Pre : 6.44907 6.45 (ms)</text:p>
      <text:p text:style-name="P1">SHT : 0.3780</text:p>
      <text:p text:style-name="P1">FLC : 0.0020</text:p>
      <text:p text:style-name="P1">PHT : 15.0980</text:p>
      <text:p text:style-name="P1">rect : 0.3460</text:p>
      <text:p text:style-name="P1">CF : 3.9450</text:p>
      <text:p text:style-name="P1">time : 26.3220</text:p>
      <text:p text:style-name="P1">Pre : 6.04608 6.05 (ms)</text:p>
      <text:p text:style-name="P1">SHT : 0.3460</text:p>
      <text:p text:style-name="P1">FLC : 0.0010</text:p>
      <text:p text:style-name="P1">PHT : 11.4400</text:p>
      <text:p text:style-name="P1">rect : 0.2620</text:p>
      <text:p text:style-name="P1">CF : 3.5020</text:p>
      <text:p text:style-name="P1">time : 21.7010</text:p>
      <text:p text:style-name="P1">Pre : 4.49409 4.49 (ms)</text:p>
      <text:p text:style-name="P1"><text:soft-page-break/>SHT : 0.2660</text:p>
      <text:p text:style-name="P1">FLC : 0.0020</text:p>
      <text:p text:style-name="P1">PHT : 11.1050</text:p>
      <text:p text:style-name="P1">rect : 0.3340</text:p>
      <text:p text:style-name="P1">CF : 3.5500</text:p>
      <text:p text:style-name="P1">time : 19.8430</text:p>
      <text:p text:style-name="P1">Pre : 6.04000 6.04 (ms)</text:p>
      <text:p text:style-name="P1">SHT : 0.3630</text:p>
      <text:p text:style-name="P1">FLC : 0.0020</text:p>
      <text:p text:style-name="P1">PHT : 14.6410</text:p>
      <text:p text:style-name="P1">rect : 0.3640</text:p>
      <text:p text:style-name="P1">CF : 3.8280</text:p>
      <text:p text:style-name="P1">time : 25.3660</text:p>
      <text:p text:style-name="P1">Pre : 6.11901 6.12 (ms)</text:p>
      <text:p text:style-name="P1">SHT : 0.3610</text:p>
      <text:p text:style-name="P1">FLC : 0.0020</text:p>
      <text:p text:style-name="P1">PHT : 13.0510</text:p>
      <text:p text:style-name="P1">rect : 0.3130</text:p>
      <text:p text:style-name="P1">CF : 3.8140</text:p>
      <text:p text:style-name="P1">time : 23.7560</text:p>
      <text:p text:style-name="P1">Pre : 6.68802 6.69 (ms)</text:p>
      <text:p text:style-name="P1">SHT : 0.3970</text:p>
      <text:p text:style-name="P1">FLC : 0.0010</text:p>
      <text:p text:style-name="P1">PHT : 14.4540</text:p>
      <text:p text:style-name="P1">rect : 0.3590</text:p>
      <text:p text:style-name="P1">CF : 3.9580</text:p>
      <text:p text:style-name="P1">time : 25.9580</text:p>
      <text:p text:style-name="P1">Pre : 6.34703 6.35 (ms)</text:p>
      <text:p text:style-name="P1">SHT : 0.3780</text:p>
      <text:p text:style-name="P1">FLC : 0.0020</text:p>
      <text:p text:style-name="P1">PHT : 15.0180</text:p>
      <text:p text:style-name="P1">rect : 0.3920</text:p>
      <text:p text:style-name="P1">CF : 3.9210</text:p>
      <text:p text:style-name="P1">time : 26.1540</text:p>
      <text:p text:style-name="P1">Pre : 6.33204 6.33 (ms)</text:p>
      <text:p text:style-name="P1">SHT : 0.3780</text:p>
      <text:p text:style-name="P1">FLC : 0.0020</text:p>
      <text:p text:style-name="P1">PHT : 15.0030</text:p>
      <text:p text:style-name="P1">rect : 0.3710</text:p>
      <text:p text:style-name="P1">CF : 3.9430</text:p>
      <text:p text:style-name="P1">time : 26.1230</text:p>
      <text:p text:style-name="P1">Pre : 6.51605 6.52 (ms)</text:p>
      <text:p text:style-name="P1">SHT : 0.3790</text:p>
      <text:p text:style-name="P1">FLC : 0.0020</text:p>
      <text:p text:style-name="P1">PHT : 14.4040</text:p>
      <text:p text:style-name="P1">rect : 0.3760</text:p>
      <text:p text:style-name="P1">CF : 3.9700</text:p>
      <text:p text:style-name="P1">time : 25.7340</text:p>
      <text:p text:style-name="P1">Pre : 6.34606 6.35 (ms)</text:p>
      <text:p text:style-name="P1">SHT : 0.3790</text:p>
      <text:p text:style-name="P1">FLC : 0.0020</text:p>
      <text:p text:style-name="P1">PHT : 13.6050</text:p>
      <text:p text:style-name="P1"><text:soft-page-break/>rect : 0.3370</text:p>
      <text:p text:style-name="P1">CF : 3.9640</text:p>
      <text:p text:style-name="P1">time : 24.7310</text:p>
      <text:p text:style-name="P1">Pre : 6.63707 6.64 (ms)</text:p>
      <text:p text:style-name="P1">SHT : 0.3960</text:p>
      <text:p text:style-name="P1">FLC : 0.0020</text:p>
      <text:p text:style-name="P1">PHT : 15.3720</text:p>
      <text:p text:style-name="P1">rect : 0.3450</text:p>
      <text:p text:style-name="P1">CF : 3.9080</text:p>
      <text:p text:style-name="P1">time : 26.7580</text:p>
      <text:p text:style-name="P1">Pre : 5.80708 5.81 (ms)</text:p>
      <text:p text:style-name="P1">SHT : 0.3810</text:p>
      <text:p text:style-name="P1">FLC : 0.0020</text:p>
      <text:p text:style-name="P1">PHT : 12.5390</text:p>
      <text:p text:style-name="P1">rect : 0.2840</text:p>
      <text:p text:style-name="P1">CF : 3.4730</text:p>
      <text:p text:style-name="P1">time : 22.5870</text:p>
      <text:p text:style-name="P1">Pre : 5.44709 5.45 (ms)</text:p>
      <text:p text:style-name="P1">SHT : 0.3370</text:p>
      <text:p text:style-name="P1">FLC : 0.0020</text:p>
      <text:p text:style-name="P1">PHT : 11.0830</text:p>
      <text:p text:style-name="P1">rect : 0.1530</text:p>
      <text:p text:style-name="P1">CF : 0.1440</text:p>
      <text:p text:style-name="P1">time : 17.2590</text:p>
      <text:p text:style-name="P1">Pre : 5.86700 5.87 (ms)</text:p>
      <text:p text:style-name="P1">SHT : 0.3440</text:p>
      <text:p text:style-name="P1">FLC : 0.0020</text:p>
      <text:p text:style-name="P1">PHT : 13.5210</text:p>
      <text:p text:style-name="P1">rect : 0.3610</text:p>
      <text:p text:style-name="P1">CF : 3.6760</text:p>
      <text:p text:style-name="P1">time : 23.8630</text:p>
      <text:p text:style-name="P1">Pre : 6.45301 6.45 (ms)</text:p>
      <text:p text:style-name="P1">SHT : 0.3800</text:p>
      <text:p text:style-name="P1">FLC : 0.0020</text:p>
      <text:p text:style-name="P1">PHT : 13.2830</text:p>
      <text:p text:style-name="P1">rect : 0.3090</text:p>
      <text:p text:style-name="P1">CF : 3.8360</text:p>
      <text:p text:style-name="P1">time : 24.3940</text:p>
      <text:p text:style-name="P1">Pre : 6.31602 6.32 (ms)</text:p>
      <text:p text:style-name="P1">SHT : 0.3770</text:p>
      <text:p text:style-name="P1">FLC : 0.0020</text:p>
      <text:p text:style-name="P1">PHT : 14.7720</text:p>
      <text:p text:style-name="P1">rect : 0.3790</text:p>
      <text:p text:style-name="P1">CF : 3.9780</text:p>
      <text:p text:style-name="P1">time : 25.9180</text:p>
      <text:p text:style-name="P1">Pre : 6.19503 6.20 (ms)</text:p>
      <text:p text:style-name="P1">SHT : 0.3600</text:p>
      <text:p text:style-name="P1">FLC : 0.0020</text:p>
      <text:p text:style-name="P1">PHT : 14.1110</text:p>
      <text:p text:style-name="P1">rect : 0.3600</text:p>
      <text:p text:style-name="P1">CF : 3.7030</text:p>
      <text:p text:style-name="P1">time : 24.8350</text:p>
      <text:p text:style-name="P1"><text:soft-page-break/>Pre : 5.39604 5.40 (ms)</text:p>
      <text:p text:style-name="P1">SHT : 0.3490</text:p>
      <text:p text:style-name="P1">FLC : 0.0020</text:p>
      <text:p text:style-name="P1">PHT : 11.9210</text:p>
      <text:p text:style-name="P1">rect : 0.2540</text:p>
      <text:p text:style-name="P1">CF : 3.3460</text:p>
      <text:p text:style-name="P1">time : 21.3570</text:p>
      <text:p text:style-name="P1">Pre : 4.93005 4.93 (ms)</text:p>
      <text:p text:style-name="P1">SHT : 0.2970</text:p>
      <text:p text:style-name="P1">FLC : 0.0010</text:p>
      <text:p text:style-name="P1">PHT : 10.4820</text:p>
      <text:p text:style-name="P1">rect : 0.2860</text:p>
      <text:p text:style-name="P1">CF : 3.3100</text:p>
      <text:p text:style-name="P1">time : 19.3970</text:p>
      <text:p text:style-name="P1">Pre : 4.77506 4.77 (ms)</text:p>
      <text:p text:style-name="P1">SHT : 0.2990</text:p>
      <text:p text:style-name="P1">FLC : 0.0010</text:p>
      <text:p text:style-name="P1">PHT : 12.1540</text:p>
      <text:p text:style-name="P1">rect : 0.3090</text:p>
      <text:p text:style-name="P1">CF : 3.4300</text:p>
      <text:p text:style-name="P1">time : 21.0620</text:p>
      <text:p text:style-name="P1">Pre : 4.77007 4.77 (ms)</text:p>
      <text:p text:style-name="P1">SHT : 0.3110</text:p>
      <text:p text:style-name="P1">FLC : 0.0020</text:p>
      <text:p text:style-name="P1">PHT : 11.1820</text:p>
      <text:p text:style-name="P1">rect : 0.1890</text:p>
      <text:p text:style-name="P1">CF : 3.2840</text:p>
      <text:p text:style-name="P1">time : 19.8320</text:p>
      <text:p text:style-name="P1">Pre : 4.97708 4.98 (ms)</text:p>
      <text:p text:style-name="P1">SHT : 0.3180</text:p>
      <text:p text:style-name="P1">FLC : 0.0020</text:p>
      <text:p text:style-name="P1">PHT : 13.2100</text:p>
      <text:p text:style-name="P1">rect : 0.3040</text:p>
      <text:p text:style-name="P1">CF : 3.3860</text:p>
      <text:p text:style-name="P1">time : 22.2900</text:p>
      <text:p text:style-name="P1">Pre : 5.01709 5.02 (ms)</text:p>
      <text:p text:style-name="P1">SHT : 0.2940</text:p>
      <text:p text:style-name="P1">FLC : 0.0010</text:p>
      <text:p text:style-name="P1">PHT : 10.0170</text:p>
      <text:p text:style-name="P1">rect : 0.2110</text:p>
      <text:p text:style-name="P1">CF : 3.2810</text:p>
      <text:p text:style-name="P1">time : 18.9480</text:p>
      <text:p text:style-name="P1">Pre : 5.52200 5.52 (ms)</text:p>
      <text:p text:style-name="P1">SHT : 0.3300</text:p>
      <text:p text:style-name="P1">FLC : 0.0010</text:p>
      <text:p text:style-name="P1">PHT : 12.5740</text:p>
      <text:p text:style-name="P1">rect : 0.2900</text:p>
      <text:p text:style-name="P1">CF : 3.4550</text:p>
      <text:p text:style-name="P1">time : 22.2670</text:p>
      <text:p text:style-name="P1">Pre : 4.89701 4.90 (ms)</text:p>
      <text:p text:style-name="P1">SHT : 0.2930</text:p>
      <text:p text:style-name="P1">FLC : 0.0010</text:p>
      <text:p text:style-name="P1"><text:soft-page-break/>PHT : 10.9100</text:p>
      <text:p text:style-name="P1">rect : 0.2600</text:p>
      <text:p text:style-name="P1">CF : 3.3480</text:p>
      <text:p text:style-name="P1">time : 19.8010</text:p>
      <text:p text:style-name="P1">Pre : 4.99502 5.00 (ms)</text:p>
      <text:p text:style-name="P1">SHT : 0.3070</text:p>
      <text:p text:style-name="P1">FLC : 0.0010</text:p>
      <text:p text:style-name="P1">PHT : 11.5900</text:p>
      <text:p text:style-name="P1">rect : 0.2680</text:p>
      <text:p text:style-name="P1">CF : 3.4570</text:p>
      <text:p text:style-name="P1">time : 20.7510</text:p>
      <text:p text:style-name="P1">Pre : 4.96803 4.97 (ms)</text:p>
      <text:p text:style-name="P1">SHT : 0.3030</text:p>
      <text:p text:style-name="P1">FLC : 0.0020</text:p>
      <text:p text:style-name="P1">PHT : 11.2350</text:p>
      <text:p text:style-name="P1">rect : 0.2600</text:p>
      <text:p text:style-name="P1">CF : 3.4310</text:p>
      <text:p text:style-name="P1">time : 20.2930</text:p>
      <text:p text:style-name="P1">Pre : 5.22904 5.23 (ms)</text:p>
      <text:p text:style-name="P1">SHT : 0.3370</text:p>
      <text:p text:style-name="P1">FLC : 0.0020</text:p>
      <text:p text:style-name="P1">PHT : 11.4670</text:p>
      <text:p text:style-name="P1">rect : 0.2930</text:p>
      <text:p text:style-name="P1">CF : 3.7050</text:p>
      <text:p text:style-name="P1">time : 21.1290</text:p>
      <text:p text:style-name="P1">Pre : 5.85705 5.86 (ms)</text:p>
      <text:p text:style-name="P1">SHT : 0.3930</text:p>
      <text:p text:style-name="P1">FLC : 0.0020</text:p>
      <text:p text:style-name="P1">PHT : 15.3170</text:p>
      <text:p text:style-name="P1">rect : 0.3860</text:p>
      <text:p text:style-name="P1">CF : 3.9170</text:p>
      <text:p text:style-name="P1">time : 25.9670</text:p>
      <text:p text:style-name="P1">Pre : 5.81706 5.82 (ms)</text:p>
      <text:p text:style-name="P1">SHT : 0.3620</text:p>
      <text:p text:style-name="P1">FLC : 0.0020</text:p>
      <text:p text:style-name="P1">PHT : 14.3230</text:p>
      <text:p text:style-name="P1">rect : 0.3380</text:p>
      <text:p text:style-name="P1">CF : 3.8030</text:p>
      <text:p text:style-name="P1">time : 24.78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1:04:26.405242014</meta:creation-date>
    <dc:date>2017-11-01T11:11:43.279103784</dc:date>
    <meta:editing-duration>PT7M18S</meta:editing-duration>
    <meta:editing-cycles>1</meta:editing-cycles>
    <meta:document-statistic meta:table-count="0" meta:image-count="0" meta:object-count="0" meta:page-count="17" meta:paragraph-count="869" meta:word-count="2853" meta:character-count="12169" meta:non-whitespace-character-count="10185"/>
    <meta:generator>LibreOffice/5.1.6.2$Linux_X86_64 LibreOffice_project/10m0$Build-2</meta:generator>
  </office:meta>
</office:document-meta>
</file>